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'Fira Code" svg:font-family="''Fira Code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5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ign Practise Exercises</text:p>
      <text:h text:style-name="Heading_20_1" text:outline-level="1"><text:span text:style-name="T1">1. </text:span>Create a competitive game for two players and a ball that does not involve throwing it or kicking it. Prove that is is a game by showing how it contains all the essential elements.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'Fira Code" svg:font-family="''Fira Code', ',', 'Droid Sans Mono', ',', monospace, ', monospace,', 'Droid Sans Fallback', 'font-weight: normal', 'font-size: 14px', 'line-height: 19px', 'white-space: pre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1-03T10:08:27.116434728</meta:creation-date>
    <dc:date>2020-11-03T10:10:53.131721549</dc:date>
    <meta:editing-duration>PT2M26S</meta:editing-duration>
    <meta:editing-cycles>1</meta:editing-cycles>
    <meta:document-statistic meta:table-count="0" meta:image-count="0" meta:object-count="0" meta:page-count="1" meta:paragraph-count="2" meta:word-count="38" meta:character-count="208" meta:non-whitespace-character-count="172"/>
    <meta:generator>LibreOffice/6.4.6.2$Linux_X86_64 LibreOffice_project/40$Build-2</meta:generator>
  </office:meta>
</office:document-meta>
</file>